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  <style:text-properties fo:color="#FFFFFF"/>
    </style:style>
    <style:style style:name="ce3" style:family="table-cell" style:parent-style-name="Default" style:data-style-name="N0">
      <style:table-cell-properties fo:background-color="#757171"/>
    </style:style>
    <style:style style:name="ce4" style:family="table-cell" style:parent-style-name="Default" style:data-style-name="N0">
      <style:table-cell-properties style:vertical-align="automatic" fo:wrap-option="wrap" fo:background-color="#AEAAAA"/>
    </style:style>
    <style:style style:name="ce5" style:family="table-cell" style:parent-style-name="Default" style:data-style-name="N0">
      <style:table-cell-properties fo:background-color="#AEAAAA"/>
    </style:style>
    <style:style style:name="ce6" style:family="table-cell" style:parent-style-name="Default" style:data-style-name="N0">
      <style:table-cell-properties fo:background-color="#C00000"/>
      <style:text-properties fo:color="#FFFFFF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5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6">
            <text:p>my music utopia</text:p>
          </table:table-cell>
          <table:table-cell table:style-name="ce6"/>
          <table:table-cell table:number-columns-repeated="16382" table:style-name="ce2"/>
        </table:table-row>
        <table:table-row table:style-name="ro2">
          <table:table-cell office:value-type="string" table:style-name="ce4">
            <text:p>1 Als gebruiker wil ik mijn eigen</text:p>
            <text:p>informatie kunnen toevoegen</text:p>
          </table:table-cell>
          <table:table-cell office:value-type="string" table:style-name="ce3">
            <text:p>Tegen SQL-injection beveiligd zij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2. Als administrator wil ik dagelijks backups kunnen maken</text:p>
          </table:table-cell>
          <table:table-cell office:value-type="string" table:style-name="ce3">
            <text:p>Backup plannen en uitvoer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<text:s/>3 Als administrator wil ik een backup kunnen terugzetten</text:p>
          </table:table-cell>
          <table:table-cell office:value-type="string" table:style-name="ce3">
            <text:p>Beschikbaarheid applicatie plann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4 mijn API bevijligen</text:p>
          </table:table-cell>
          <table:table-cell office:value-type="string" table:style-name="ce3">
            <text:p>Van attacks voorkom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5. mijn database kunnen bijvoegen<text:s/></text:p>
          </table:table-cell>
          <table:table-cell office:value-type="string" table:style-name="ce3">
            <text:p>Een veilige sql code gebruiken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osman oz</meta:initial-creator>
    <dc:creator>osman oz</dc:creator>
    <meta:creation-date>2019-09-17T11:35:25Z</meta:creation-date>
    <dc:date>2019-09-17T12:00:13Z</dc:date>
  </office:meta>
</office:document-meta>
</file>